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  <style:text-properties style:font-name="Georgia" fo:font-weight="bold" officeooo:paragraph-rsid="001a9c03" style:font-weight-asian="bold"/>
    </style:style>
    <style:style style:name="P2" style:family="paragraph" style:parent-style-name="Heading_20_2">
      <style:text-properties style:font-name="Georgia" officeooo:paragraph-rsid="001a9c03"/>
    </style:style>
    <style:style style:name="P3" style:family="paragraph" style:parent-style-name="Heading_20_2">
      <style:text-properties style:font-name="Georgia" officeooo:paragraph-rsid="001c0f63"/>
    </style:style>
    <style:style style:name="P4" style:family="paragraph" style:parent-style-name="Heading_20_2">
      <style:text-properties style:font-name="Georgia" officeooo:paragraph-rsid="001c1c3a"/>
    </style:style>
    <style:style style:name="P5" style:family="paragraph" style:parent-style-name="Heading_20_2">
      <style:text-properties style:font-name="Georgia" officeooo:paragraph-rsid="001e517e"/>
    </style:style>
    <style:style style:name="P6" style:family="paragraph" style:parent-style-name="Heading_20_2">
      <style:text-properties style:font-name="Georgia" officeooo:paragraph-rsid="001eb12a"/>
    </style:style>
    <style:style style:name="P7" style:family="paragraph" style:parent-style-name="Standard" style:list-style-name="L1">
      <style:text-properties fo:font-style="italic" officeooo:rsid="001d9049" officeooo:paragraph-rsid="001d9049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1e517e" officeooo:paragraph-rsid="001e517e" style:font-style-asian="italic" style:font-style-complex="italic"/>
    </style:style>
    <style:style style:name="P9" style:family="paragraph" style:parent-style-name="Standard" style:list-style-name="L1">
      <style:text-properties fo:font-style="italic" style:text-underline-style="none" officeooo:rsid="001e517e" officeooo:paragraph-rsid="001e517e" style:font-style-asian="italic" style:font-style-complex="italic"/>
    </style:style>
    <style:style style:name="P10" style:family="paragraph" style:parent-style-name="Standard">
      <style:text-properties style:font-name="Georgia" officeooo:paragraph-rsid="001a9c03"/>
    </style:style>
    <style:style style:name="P11" style:family="paragraph" style:parent-style-name="Standard">
      <style:text-properties style:font-name="Georgia" fo:font-weight="bold" officeooo:paragraph-rsid="001a9c03" style:font-weight-asian="bold"/>
    </style:style>
    <style:style style:name="P12" style:family="paragraph" style:parent-style-name="Standard">
      <style:text-properties style:font-name="Georgia" fo:font-weight="bold" officeooo:paragraph-rsid="001c0f63" style:font-weight-asian="bold"/>
    </style:style>
    <style:style style:name="P13" style:family="paragraph" style:parent-style-name="Standard">
      <style:text-properties style:font-name="Georgia" fo:font-weight="bold" officeooo:paragraph-rsid="001c1c3a" style:font-weight-asian="bold"/>
    </style:style>
    <style:style style:name="P14" style:family="paragraph" style:parent-style-name="Standard">
      <style:text-properties style:font-name="Georgia" fo:font-weight="bold" officeooo:paragraph-rsid="001e517e" style:font-weight-asian="bold"/>
    </style:style>
    <style:style style:name="P15" style:family="paragraph" style:parent-style-name="Standard">
      <style:text-properties style:font-name="Georgia" fo:font-weight="bold" officeooo:paragraph-rsid="001eb12a" style:font-weight-asian="bold"/>
    </style:style>
    <style:style style:name="P16" style:family="paragraph" style:parent-style-name="Standard">
      <style:text-properties style:font-name="Georgia" officeooo:paragraph-rsid="001c0f63"/>
    </style:style>
    <style:style style:name="P17" style:family="paragraph" style:parent-style-name="Standard">
      <style:text-properties style:font-name="Georgia" officeooo:paragraph-rsid="001c1c3a"/>
    </style:style>
    <style:style style:name="P18" style:family="paragraph" style:parent-style-name="Standard">
      <style:text-properties style:font-name="Georgia" style:text-underline-style="none" officeooo:paragraph-rsid="001e517e"/>
    </style:style>
    <style:style style:name="P19" style:family="paragraph" style:parent-style-name="Standard">
      <style:text-properties style:font-name="Georgia" style:text-underline-style="none" officeooo:paragraph-rsid="001eb12a"/>
    </style:style>
    <style:style style:name="P20" style:family="paragraph" style:parent-style-name="Standard" style:list-style-name="L1">
      <style:text-properties officeooo:paragraph-rsid="001c1c3a"/>
    </style:style>
    <style:style style:name="P21" style:family="paragraph" style:parent-style-name="Standard" style:list-style-name="L1">
      <style:text-properties officeooo:paragraph-rsid="001e517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officeooo:rsid="001a9c03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9c03"/>
    </style:style>
    <style:style style:name="T5" style:family="text">
      <style:text-properties style:text-underline-style="solid" style:text-underline-width="auto" style:text-underline-color="font-color" fo:font-weight="normal" officeooo:rsid="001c1c3a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eb12a"/>
    </style:style>
    <style:style style:name="T7" style:family="text">
      <style:text-properties officeooo:rsid="001a9c03"/>
    </style:style>
    <style:style style:name="T8" style:family="text">
      <style:text-properties style:font-name="Georgia" fo:font-style="italic" fo:font-weight="normal" officeooo:rsid="001c1c3a" style:font-style-asian="italic" style:font-weight-asian="normal" style:font-style-complex="italic" style:font-weight-complex="normal"/>
    </style:style>
    <style:style style:name="T9" style:family="text">
      <style:text-properties style:font-name="Georgia" fo:font-style="italic" style:text-underline-style="none" fo:font-weight="normal" officeooo:rsid="001c1c3a" style:font-style-asian="italic" style:font-weight-asian="normal" style:font-style-complex="italic" style:font-weight-complex="normal"/>
    </style:style>
    <style:style style:name="T10" style:family="text">
      <style:text-properties style:font-name="Georgia" fo:font-style="italic" style:text-underline-style="none" fo:font-weight="normal" officeooo:rsid="001e517e" style:font-style-asian="italic" style:font-weight-asian="normal" style:font-style-complex="italic" style:font-weight-complex="normal"/>
    </style:style>
    <style:style style:name="T11" style:family="text">
      <style:text-properties style:font-name="Georgia" fo:font-weight="normal" style:font-weight-asian="normal" style:font-weight-complex="normal"/>
    </style:style>
    <style:style style:name="T12" style:family="text">
      <style:text-properties style:font-name="Georgia" fo:font-weight="normal" officeooo:rsid="001c1c3a" style:font-weight-asian="normal" style:font-weight-complex="normal"/>
    </style:style>
    <style:style style:name="T13" style:family="text">
      <style:text-properties style:font-name="Georgia" fo:font-weight="bold" officeooo:rsid="001c1c3a" style:font-weight-asian="bold" style:font-weight-complex="bold"/>
    </style:style>
    <style:style style:name="T14" style:family="text">
      <style:text-properties style:font-name="Georgia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font-name="Georgia" style:text-underline-style="solid" style:text-underline-width="auto" style:text-underline-color="font-color" fo:font-weight="normal" officeooo:rsid="001c1c3a" style:font-weight-asian="normal" style:font-weight-complex="normal"/>
    </style:style>
    <style:style style:name="T16" style:family="text">
      <style:text-properties style:font-name="Georgia" style:text-underline-style="none" fo:font-weight="normal" style:font-weight-asian="normal" style:font-weight-complex="normal"/>
    </style:style>
    <style:style style:name="T17" style:family="text">
      <style:text-properties style:font-name="Georgia" style:text-underline-style="none" fo:font-weight="normal" officeooo:rsid="001c1c3a" style:font-weight-asian="normal" style:font-weight-complex="normal"/>
    </style:style>
    <style:style style:name="T18" style:family="text">
      <style:text-properties style:font-name="Georgia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Georgia" fo:font-style="normal" style:text-underline-style="none" fo:font-weight="normal" officeooo:rsid="001c1c3a" style:font-style-asian="normal" style:font-weight-asian="normal" style:font-style-complex="normal" style:font-weight-complex="normal"/>
    </style:style>
    <style:style style:name="T20" style:family="text">
      <style:text-properties style:font-name="Georgia" fo:font-style="normal" style:text-underline-style="none" fo:font-weight="normal" officeooo:rsid="001e517e" style:font-style-asian="normal" style:font-weight-asian="normal" style:font-style-complex="normal" style:font-weight-complex="normal"/>
    </style:style>
    <style:style style:name="T21" style:family="text">
      <style:text-properties style:font-name="Georg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Georgia" fo:font-style="normal" style:text-underline-style="solid" style:text-underline-width="auto" style:text-underline-color="font-color" fo:font-weight="normal" officeooo:rsid="001e517e" style:font-style-asian="normal" style:font-weight-asian="normal" style:font-style-complex="normal" style:font-weight-complex="normal"/>
    </style:style>
    <style:style style:name="T23" style:family="text">
      <style:text-properties fo:font-size="20pt" officeooo:rsid="001a9c03" style:font-size-asian="20pt" style:font-size-complex="2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c1c3a" style:font-weight-asian="normal" style:font-weight-complex="normal"/>
    </style:style>
    <style:style style:name="T26" style:family="text">
      <style:text-properties fo:font-size="16pt" fo:font-weight="bold" officeooo:rsid="001a9c03" style:font-size-asian="16pt" style:font-weight-asian="bold" style:font-size-complex="16pt"/>
    </style:style>
    <style:style style:name="T27" style:family="text">
      <style:text-properties fo:font-size="16pt" fo:font-weight="bold" officeooo:rsid="001c0f63" style:font-size-asian="16pt" style:font-weight-asian="bold" style:font-size-complex="16pt"/>
    </style:style>
    <style:style style:name="T28" style:family="text">
      <style:text-properties fo:font-size="16pt" fo:font-weight="bold" officeooo:rsid="001c1c3a" style:font-size-asian="16pt" style:font-weight-asian="bold" style:font-size-complex="16pt"/>
    </style:style>
    <style:style style:name="T29" style:family="text">
      <style:text-properties fo:font-size="16pt" fo:font-weight="bold" officeooo:rsid="001e517e" style:font-size-asian="16pt" style:font-weight-asian="bold" style:font-size-complex="16pt"/>
    </style:style>
    <style:style style:name="T30" style:family="text">
      <style:text-properties fo:font-size="16pt" fo:font-weight="bold" officeooo:rsid="001eb12a" style:font-size-asian="16pt" style:font-weight-asian="bold" style:font-size-complex="16pt"/>
    </style:style>
    <style:style style:name="T31" style:family="text">
      <style:text-properties fo:font-size="16pt" style:text-underline-style="solid" style:text-underline-width="auto" style:text-underline-color="font-color" fo:font-weight="bold" officeooo:rsid="001c0f63" style:font-size-asian="16pt" style:font-weight-asian="bold" style:font-size-complex="16pt"/>
    </style:style>
    <style:style style:name="T32" style:family="text">
      <style:text-properties fo:font-size="16pt" style:text-underline-style="none" fo:font-weight="bold" officeooo:rsid="001c0f63" style:font-size-asian="16pt" style:font-weight-asian="bold" style:font-size-complex="16pt"/>
    </style:style>
    <style:style style:name="T33" style:family="text">
      <style:text-properties officeooo:rsid="001c0f63"/>
    </style:style>
    <style:style style:name="T34" style:family="text">
      <style:text-properties style:text-underline-style="none" officeooo:rsid="001eb12a"/>
    </style:style>
    <style:style style:name="T35" style:family="text">
      <style:text-properties officeooo:rsid="001c1c3a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01e51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bold" officeooo:rsid="001e517e" style:font-style-asian="normal" style:font-weight-asian="bold" style:font-style-complex="normal" style:font-weight-complex="normal"/>
    </style:style>
    <style:style style:name="T38" style:family="text">
      <style:text-properties fo:font-style="normal" fo:font-weight="bold" officeooo:rsid="001e517e" style:font-style-asian="normal" style:font-weight-asian="bold" style:font-style-complex="normal" style:font-weight-complex="normal"/>
    </style:style>
    <style:style style:name="T39" style:family="text">
      <style:text-properties fo:font-style="normal" fo:font-weight="normal" officeooo:rsid="001e517e" style:font-style-asian="normal" style:font-weight-asian="normal" style:font-style-complex="normal" style:font-weight-complex="normal"/>
    </style:style>
    <style:style style:name="T40" style:family="text">
      <style:text-properties officeooo:rsid="001e517e"/>
    </style:style>
    <style:style style:name="T41" style:family="text">
      <style:text-properties officeooo:rsid="001eb12a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ti per lo UC “Gestire <text:span text:style-name="T23">turni</text:span>”</text:p>
      <text:p text:style-name="P10"><text:span text:style-name="T1">Pre-condizione generale:</text:span> l’attore è identificato con un’istanza <text:span text:style-name="T2">o</text:span> di <text:span text:style-name="T7">Organizzatore</text:span> </text:p>
      <text:p text:style-name="P2"><text:bookmark text:name="_vepbl0uvie9a"/>1. <text:span text:style-name="T7">selezionaTipoTurno(</text:span><text:span text:style-name="T4">tipo</text:span><text:span text:style-name="T7">: testo)</text:span></text:p>
      <text:p text:style-name="P11">Pre-condizioni:<text:span text:style-name="T24"> ---</text:span></text:p>
      <text:p text:style-name="P10"><text:span text:style-name="T1">Post-condizioni: </text:span><text:span text:style-name="T24">---</text:span></text:p>
      <text:p text:style-name="P2"><text:span text:style-name="T7">2</text:span>. <text:span text:style-name="T26">consultaListaEventi</text:span><text:span text:style-name="T7">()</text:span></text:p>
      <text:p text:style-name="P11">Pre-condizioni:<text:span text:style-name="T24"> ---</text:span></text:p>
      <text:p text:style-name="P10"><text:span text:style-name="T1">Post-condizioni: </text:span><text:span text:style-name="T24">---</text:span></text:p>
      <text:p text:style-name="P3"><text:span text:style-name="T33">3.</text:span> <text:span text:style-name="T27">selezionaEvento</text:span><text:span text:style-name="T7">(</text:span><text:span text:style-name="T31">evento</text:span><text:span text:style-name="T32">: Evento</text:span><text:span text:style-name="T7">)</text:span></text:p>
      <text:p text:style-name="P12">Pre-condizioni:<text:span text:style-name="T24"> ---</text:span></text:p>
      <text:p text:style-name="P16"><text:span text:style-name="T1">Post-condizioni: </text:span><text:span text:style-name="T24">---</text:span></text:p>
      <text:p text:style-name="P4"><text:span text:style-name="T35">4</text:span>. <text:span text:style-name="T28">precompilaTurniServizio</text:span><text:span text:style-name="T7">(</text:span><text:span text:style-name="T31">evento</text:span><text:span text:style-name="T32">: Evento</text:span><text:span text:style-name="T7">)</text:span></text:p>
      <text:p text:style-name="P13">Pre-condizioni:<text:span text:style-name="T24"> </text:span></text:p>
      <text:p text:style-name="P13"><text:span text:style-name="T24"><text:tab/>- </text:span><text:span text:style-name="T25">è in corso la definizione di turni di servizio ed è stato selezionato </text:span><text:span text:style-name="T5">evento</text:span></text:p>
      <text:p text:style-name="P17"><text:span text:style-name="T1">Post-condizioni: </text:span></text:p>
      <text:list xml:id="list2053384640" text:style-name="L1">
        <text:list-item>
          <text:p text:style-name="P20"><text:span text:style-name="T12">per ogni Servizio </text:span><text:span text:style-name="T8">ser</text:span><text:span text:style-name="T12"> </text:span><text:span text:style-name="T13">contenuto in</text:span><text:span text:style-name="T12"> </text:span><text:span text:style-name="T15">evento </text:span><text:span text:style-name="T17">è stata creata un’istanza </text:span><text:span text:style-name="T9">t </text:span><text:span text:style-name="T19">di TurnoDiServizio tale che</text:span></text:p>
          <text:list>
            <text:list-item>
              <text:p text:style-name="P7"><text:span text:style-name="T17">t.</text:span><text:span text:style-name="T16">data </text:span><text:span text:style-name="T18">= </text:span><text:span text:style-name="T16">ser.data</text:span></text:p>
            </text:list-item>
            <text:list-item>
              <text:p text:style-name="P7"><text:span text:style-name="T16">t.oraInizio = ser.oraInizio</text:span></text:p>
            </text:list-item>
            <text:list-item>
              <text:p text:style-name="P7"><text:span text:style-name="T16">t.oraFine = ser.oraFine</text:span></text:p>
            </text:list-item>
            <text:list-item>
              <text:p text:style-name="P7"><text:span text:style-name="T16">t.completo = </text:span><text:span text:style-name="T18">no</text:span></text:p>
            </text:list-item>
            <text:list-item>
              <text:p text:style-name="P7"><text:span text:style-name="T18">[</text:span><text:span text:style-name="T20">se è specificata una ricorrenza per </text:span><text:span text:style-name="T22">evento</text:span><text:span text:style-name="T18">]</text:span></text:p>
              <text:list>
                <text:list-item>
                  <text:p text:style-name="P8"><text:span text:style-name="T16">t.ricorrenza.frequenza = </text:span><text:span text:style-name="T21">evento.ricorrenza.frequenza</text:span></text:p>
                </text:list-item>
                <text:list-item>
                  <text:p text:style-name="P9"><text:span text:style-name="T11">t.ricorrenza.dataInizio = </text:span><text:span text:style-name="T21">evento.ricorrenza.dataInizio</text:span></text:p>
                </text:list-item>
                <text:list-item>
                  <text:p text:style-name="P21"><text:span text:style-name="T10">t.ricorrenza.dataFine = </text:span><text:span text:style-name="T22">evento.ricorrenza.dataFine</text:span></text:p>
                </text:list-item>
              </text:list>
            </text:list-item>
          </text:list>
        </text:list-item>
      </text:list>
      <text:p text:style-name="P5"><text:span text:style-name="T40">5</text:span>. <text:span text:style-name="T29">consultaCalendario</text:span><text:span text:style-name="T7">()</text:span></text:p>
      <text:p text:style-name="P14">Pre-condizioni:<text:span text:style-name="T24"> ---</text:span></text:p>
      <text:p text:style-name="P18"><text:span text:style-name="T38">Post-condizioni: </text:span><text:span text:style-name="T39">---</text:span></text:p>
      <text:p text:style-name="P5"><text:span text:style-name="T40">6</text:span>. <text:span text:style-name="T29">creaTurno</text:span><text:span text:style-name="T7">(</text:span><text:span text:style-name="T6">data</text:span><text:span text:style-name="T41">: Data, </text:span><text:span text:style-name="T6">durata</text:span><text:span text:style-name="T41">: numero, </text:span><text:span text:style-name="T6">luogo</text:span><text:span text:style-name="T34">?: testo</text:span><text:span text:style-name="T7">)</text:span></text:p>
      <text:p text:style-name="P14">Pre-condizioni:<text:span text:style-name="T24"> ---</text:span></text:p>
      <text:p text:style-name="P18"><text:span text:style-name="T38">Post-condizioni: </text:span><text:span text:style-name="T39">---</text:span></text:p>
      <text:p text:style-name="P6"><text:span text:style-name="T41">7</text:span>. <text:span text:style-name="T30">impostaRicorrenza</text:span><text:span text:style-name="T7">(</text:span><text:span text:style-name="T6">turno</text:span><text:span text:style-name="T34">: Turno, </text:span><text:span text:style-name="T6">frequenza</text:span><text:span text:style-name="T34">: numero, </text:span><text:span text:style-name="T6">dataInizio</text:span><text:span text:style-name="T34">: Data, </text:span><text:span text:style-name="T6">dataFine</text:span><text:span text:style-name="T34">: Data</text:span><text:span text:style-name="T7">)</text:span></text:p>
      <text:p text:style-name="P15">Pre-condizioni:<text:span text:style-name="T24"> ---</text:span></text:p>
      <text:p text:style-name="P19"><text:span text:style-name="T38">Post-condizioni: </text:span><text:span text:style-name="T39">---</text:span></text:p>
      <text:p text:style-name="P19"><text:soft-page-break/><text:span text:style-name="T3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ystem" style:font-pitch-asian="variable" style:font-weight-asian="normal" style:font-name-complex="Arial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8T17:45:19.275000000</dc:date>
    <meta:editing-duration>PT21M55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3" meta:word-count="139" meta:character-count="1151" meta:non-whitespace-character-count="1050"/>
  </office:meta>
</office:document-meta>
</file>